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7.21" svg:font-family="SUN7.2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13.95pt"/>
    </style:style>
    <style:style style:name="co3" style:family="table-column">
      <style:table-column-properties fo:break-before="auto" style:column-width="29.71pt"/>
    </style:style>
    <style:style style:name="co4" style:family="table-column">
      <style:table-column-properties fo:break-before="auto" style:column-width="289.39pt"/>
    </style:style>
    <style:style style:name="co5" style:family="table-column">
      <style:table-column-properties fo:break-before="auto" style:column-width="22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>
      <style:text-properties style:font-name="SUN7.21" fo:font-size="32pt" style:font-size-asian="32pt" style:font-size-complex="32pt"/>
    </style:style>
    <style:style style:name="ce10" style:family="table-cell" style:parent-style-name="Default" style:data-style-name="N99">
      <style:text-properties style:font-name="SUN7.21"/>
    </style:style>
    <style:style style:name="ce11" style:family="table-cell" style:parent-style-name="Default">
      <style:text-properties style:font-name="SUN7.21"/>
    </style:style>
    <style:style style:name="ce12" style:family="table-cell" style:parent-style-name="Default">
      <style:text-properties style:text-outline="false" style:text-line-through-style="none" style:text-line-through-type="none" style:font-name="SUN7.2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ors Dictionary Sun 7_21 on5_9_2019(xref)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1019" table:default-cell-style-name="ce11"/>
        <table:table-row table:style-name="ro1">
          <table:table-cell office:value-type="string" calcext:value-type="string">
            <text:p>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string" calcext:value-type="string">
            <text:p>e17f</text:p>
          </table:table-cell>
          <table:table-cell/>
          <table:table-cell office:value-type="string" calcext:value-type="string">
            <text:p>lie:deceive:deception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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string" calcext:value-type="string">
            <text:p>e09c</text:p>
          </table:table-cell>
          <table:table-cell/>
          <table:table-cell office:value-type="string" calcext:value-type="string">
            <text:p>tr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ppoly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  <table:table-cell office:value-type="string" calcext:value-type="string">
            <text:p>dw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  <table:table-cell office:value-type="string" calcext:value-type="string">
            <text:p>o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  <table:table-cell office:value-type="string" calcext:value-type="string">
            <text:p>revile:critic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  <table:table-cell office:value-type="string" calcext:value-type="string">
            <text:p>ado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f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opp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l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who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permit:per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  <table:table-cell office:value-type="string" calcext:value-type="string">
            <text:p>on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an: work,do</text:p>
          </table:table-cell>
          <table:table-cell office:value-type="string" calcext:value-type="string">
            <text:p>id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et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mouth,said,speak: good</text:p>
          </table:table-cell>
          <table:table-cell office:value-type="string" calcext:value-type="string">
            <text:p>great:amaz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mouth.said,speak: good</text:p>
          </table:table-cell>
          <table:table-cell office:value-type="string" calcext:value-type="string">
            <text:p>great:amaz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prophesy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no,not: mouth: hear,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  <table:table-cell office:value-type="string" calcext:value-type="string">
            <text:p>an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  <table:table-cell office:value-type="string" calcext:value-type="string">
            <text:p>Hann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nex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man: split,divide,division,separate</text:p>
          </table:table-cell>
          <table:table-cell office:value-type="string" calcext:value-type="string">
            <text:p>looks_l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,destroy: knife,cut: pers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rev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  <table:table-cell office:value-type="string" calcext:value-type="string">
            <text:p>Abadd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no,not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sc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  <table:table-cell office:value-type="string" calcext:value-type="string">
            <text:p>coh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bound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/>
          <table:table-cell office:value-type="string" calcext:value-type="string">
            <text:p>ar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,joy: face: earth,ground,l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  <table:table-cell office:value-type="string" calcext:value-type="string">
            <text:p>question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time,whe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  <table:table-cell office:value-type="string" calcext:value-type="string">
            <text:p>hel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  <table:table-cell office:value-type="string" calcext:value-type="string">
            <text:p>writer:scri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  <table:table-cell office:value-type="string" calcext:value-type="string">
            <text:p>vengeance:re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  <table:table-cell office:value-type="string" calcext:value-type="string">
            <text:p>Man: eye,see: to,forward: small,few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  <table:table-cell office:value-type="string" calcext:value-type="string">
            <text:p>bapti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</text:p>
          </table:table-cell>
          <table:table-cell office:value-type="string" calcext:value-type="string">
            <text:p>Bar_Jesus_not_Christ</text:p>
          </table:table-cell>
          <table:table-cell office:value-type="string" calcext:value-type="string">
            <text:p>ec89</text:p>
          </table:table-cell>
          <table:table-cell office:value-type="string" calcext:value-type="string">
            <text:p>man: small,few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f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h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  <table:table-cell office:value-type="string" calcext:value-type="string">
            <text:p>beauti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purpo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c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conv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  <table:table-cell office:value-type="string" calcext:value-type="string">
            <text:p>matt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 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  <table:table-cell office:value-type="string" calcext:value-type="string">
            <text:p>Sat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fai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  <table:table-cell office:value-type="string" calcext:value-type="string">
            <text:p>Christ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  <table:table-cell office:value-type="string" calcext:value-type="string">
            <text:p>be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Scrip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  <table:table-cell office:value-type="string" calcext:value-type="string">
            <text:p>deac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o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  <table:table-cell office:value-type="string" calcext:value-type="string">
            <text:p>insult:blasphe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  <table:table-cell office:value-type="string" calcext:value-type="string">
            <text:p>insult:blasphe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sp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pr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l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  <table:table-cell office:value-type="string" calcext:value-type="string">
            <text:p>bi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d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  <table:table-cell office:value-type="string" calcext:value-type="string">
            <text:p>cou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loa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  <table:table-cell office:value-type="string" calcext:value-type="string">
            <text:p>brea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  <table:table-cell office:value-type="string" calcext:value-type="string">
            <text:p>br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  <table:table-cell office:value-type="string" calcext:value-type="string">
            <text:p>bur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  <table:table-cell office:value-type="string" calcext:value-type="string">
            <text:p>b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sp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  <table:table-cell office:value-type="string" calcext:value-type="string">
            <text:p>Cain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  <table:table-cell office:value-type="string" calcext:value-type="string">
            <text:p>C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  <table:table-cell office:value-type="string" calcext:value-type="string">
            <text:p>beck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power:ab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w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take:b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  <table:table-cell office:value-type="string" calcext:value-type="string">
            <text:p>tri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la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  <table:table-cell office:value-type="string" calcext:value-type="string">
            <text:p>Simon_Pe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imprisoned:arrest:b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s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  <table:table-cell office:value-type="string" calcext:value-type="string">
            <text:p>Messi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  <table:table-cell office:value-type="string" calcext:value-type="string">
            <text:p>Belie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  <table:table-cell office:value-type="string" calcext:value-type="string">
            <text:p>circumc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  <table:table-cell office:value-type="string" calcext:value-type="string">
            <text:p>Cau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p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n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to_clo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fab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  <table:table-cell office:value-type="string" calcext:value-type="string">
            <text:p>ar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vis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de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  <table:table-cell office:value-type="string" calcext:value-type="string">
            <text:p>ins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  <table:table-cell office:value-type="string" calcext:value-type="string">
            <text:p>lawful:l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l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perf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  <table:table-cell office:value-type="string" calcext:value-type="string">
            <text:p>condem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mouth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  <table:table-cell office:value-type="string" calcext:value-type="string">
            <text:p>assu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imes:rep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  <table:table-cell office:value-type="string" calcext:value-type="string">
            <text:p>become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 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re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  <table:table-cell office:value-type="string" calcext:value-type="string">
            <text:p>b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  <table:table-cell office:value-type="string" calcext:value-type="string">
            <text:p>env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ma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reckon:coun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revile:acc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ul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dri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night,moon: land,ground,earth</text:p>
          </table:table-cell>
          <table:table-cell office:value-type="string" calcext:value-type="string">
            <text:p>Ethiop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pil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kn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  <table:table-cell office:value-type="string" calcext:value-type="string">
            <text:p>d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37d</text:p>
          </table:table-cell>
          <table:table-cell office:value-type="string" calcext:value-type="string">
            <text:p>Horse: knot,ti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s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  <table:table-cell office:value-type="string" calcext:value-type="string">
            <text:p>serv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ie:d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ption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  <table:table-cell office:value-type="string" calcext:value-type="string">
            <text:p>hypocr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  <table:table-cell office:value-type="string" calcext:value-type="string">
            <text:p>lie:deceive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leave:come_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  <table:table-cell office:value-type="string" calcext:value-type="string">
            <text:p>dee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  <table:table-cell office:value-type="string" calcext:value-type="string">
            <text:p>wilder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lik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kill:destr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  <table:table-cell office:value-type="string" calcext:value-type="string">
            <text:p>dead:de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  <table:table-cell office:value-type="string" calcext:value-type="string">
            <text:p>worship:exalt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ground_so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imp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si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  <table:table-cell office:value-type="string" calcext:value-type="string">
            <text:p>bow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y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  <table:table-cell office:value-type="string" calcext:value-type="string">
            <text:p>reject:disobedience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sion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  <table:table-cell office:value-type="string" calcext:value-type="string">
            <text:p>split:divide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wor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  <table:table-cell office:value-type="string" calcext:value-type="string">
            <text:p>hea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unbeli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  <table:table-cell office:value-type="string" calcext:value-type="string">
            <text:p>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  <table:table-cell office:value-type="string" calcext:value-type="string">
            <text:p>c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  <table:table-cell office:value-type="string" calcext:value-type="string">
            <text:p>cymb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  <table:table-cell office:value-type="string" calcext:value-type="string">
            <text:p>ab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h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  <table:table-cell office:value-type="string" calcext:value-type="string">
            <text:p>deser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gr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He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  <table:table-cell office:value-type="string" calcext:value-type="string">
            <text:p>Ham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fin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h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  <table:table-cell office:value-type="string" calcext:value-type="string">
            <text:p>cov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odit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  <table:table-cell office:value-type="string" calcext:value-type="string">
            <text:p>Epaph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o5</text:p>
          </table:table-cell>
          <table:table-cell office:value-type="string" calcext:value-type="string">
            <text:p>person: happy,joy: purpose,becau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s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eternity:alway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  <table:table-cell office:value-type="string" calcext:value-type="string">
            <text:p>always:et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  <table:table-cell office:value-type="string" calcext:value-type="string">
            <text:p>Cu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,same: work,do</text:p>
          </table:table-cell>
          <table:table-cell office:value-type="string" calcext:value-type="string">
            <text:p>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  <table:table-cell office:value-type="string" calcext:value-type="string">
            <text:p>expl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s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  <table:table-cell office:value-type="string" calcext:value-type="string">
            <text:p>clot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  <table:table-cell office:value-type="string" calcext:value-type="string">
            <text:p>bel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  <table:table-cell office:value-type="string" calcext:value-type="string">
            <text:p>faith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rela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iel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  <table:table-cell office:value-type="string" calcext:value-type="string">
            <text:p>sow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worry:afr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pa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  <table:table-cell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war:bat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meal: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g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  <table:table-cell office:value-type="string" calcext:value-type="string">
            <text:p>sojourner:gen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  <table:table-cell office:value-type="string" calcext:value-type="string">
            <text:p>forg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perfu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d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  <table:table-cell office:value-type="string" calcext:value-type="string">
            <text:p>f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eye,se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usel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erase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  <table:table-cell office:value-type="string" calcext:value-type="string">
            <text:p>rece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ogether_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together_th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sojourner:foreign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  <table:table-cell office:value-type="string" calcext:value-type="string">
            <text:p>gen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  <table:table-cell office:value-type="string" calcext:value-type="string">
            <text:p>Gad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  <table:table-cell office:value-type="string" calcext:value-type="string">
            <text:p>f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  <table:table-cell office:value-type="string" calcext:value-type="string">
            <text:p>gl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  <table:table-cell office:value-type="string" calcext:value-type="string">
            <text:p>glorif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journey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lower_ver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saint:righteous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  <table:table-cell office:value-type="string" calcext:value-type="string">
            <text:p>Jo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sp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  <table:table-cell office:value-type="string" calcext:value-type="string">
            <text:p>good_ne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  <table:table-cell office:value-type="string" calcext:value-type="string">
            <text:p>procons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w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  <table:table-cell office:value-type="string" calcext:value-type="string">
            <text:p>thank:grat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tom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  <table:table-cell office:value-type="string" calcext:value-type="string">
            <text:p>amazed:amaz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s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land:ea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soil:di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ripen:g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gui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  <table:table-cell office:value-type="string" calcext:value-type="string">
            <text:p>Emm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 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  <table:table-cell office:value-type="string" calcext:value-type="string">
            <text:p>A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jo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no,not: good: woman</text:p>
          </table:table-cell>
          <table:table-cell office:value-type="string" calcext:value-type="string">
            <text:p>prostit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  <table:table-cell office:value-type="string" calcext:value-type="string">
            <text:p>stern_wor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  <table:table-cell office:value-type="string" calcext:value-type="string">
            <text:p>enm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ne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th,healthy: hand: happy,joy: heart</text:p>
          </table:table-cell>
          <table:table-cell office:value-type="string" calcext:value-type="string">
            <text:p>do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heart</text:p>
          </table:table-cell>
          <table:table-cell office:value-type="string" calcext:value-type="string">
            <text:p>h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  <table:table-cell office:value-type="string" calcext:value-type="string">
            <text:p>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hot:f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 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  <table:table-cell office:value-type="string" calcext:value-type="string">
            <text:p>E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l,whole: time,whe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: help</text:p>
          </table:table-cell>
          <table:table-cell office:value-type="string" calcext:value-type="string">
            <text:p>attend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no,not: near: bad: good: spiri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backward: money,wealth,wealthy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no,not: goo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Person: thing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hill: small,few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  <table:table-cell office:value-type="string" calcext:value-type="string">
            <text:p>b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people: straight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  <table:table-cell office:value-type="string" calcext:value-type="string">
            <text:p>fire:h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way: start,beginn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i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  <table:table-cell office:value-type="string" calcext:value-type="string">
            <text:p>sh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  <table:table-cell office:value-type="string" calcext:value-type="string">
            <text:p>hu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  <table:table-cell office:value-type="string" calcext:value-type="string">
            <text:p>p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good: no,not: teaching,teach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no,not: good: measure</text:p>
          </table:table-cell>
          <table:table-cell office:value-type="string" calcext:value-type="string">
            <text:p>decei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silence,quiet: no,not: mouth,said,speak: thing</text:p>
          </table:table-cell>
          <table:table-cell office:value-type="string" calcext:value-type="string">
            <text:p>Alphae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land,ground,earth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  <table:table-cell office:value-type="string" calcext:value-type="string">
            <text:p>ignor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  <table:table-cell office:value-type="string" calcext:value-type="string">
            <text:p>n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  <table:table-cell office:value-type="string" calcext:value-type="string">
            <text:p>arrest:bound:ch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  <table:table-cell office:value-type="string" calcext:value-type="string">
            <text:p>dir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  <table:table-cell office:value-type="string" calcext:value-type="string">
            <text:p>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  <table:table-cell office:value-type="string" calcext:value-type="string">
            <text:p>comm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  <table:table-cell office:value-type="string" calcext:value-type="string">
            <text:p>blaspheme:blasphe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very: happy,joy: lau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forward,to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ay,sun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soft: no,not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esus_not_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king,crown,ruler,lord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sad, gri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rest,sleep,lie_down: love,compassion: village: many: neighbor: 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esus_not_Christ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oshua:J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  <table:table-cell office:value-type="string" calcext:value-type="string">
            <text:p>J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very: hurt,pain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  <table:table-cell office:value-type="string" calcext:value-type="string">
            <text:p>Golgoth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_the_Disci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  <table:table-cell office:value-type="string" calcext:value-type="string">
            <text:p>Joh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king,crown,ruler,lord: sword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  <table:table-cell office:value-type="string" calcext:value-type="string">
            <text:p>Jason:Jesus_not_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/>
          <table:table-cell office:value-type="string" calcext:value-type="string">
            <text:p>happ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  <table:table-cell office:value-type="string" calcext:value-type="string">
            <text:p>Jude:Judas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e:Juda:Jud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  <table:table-cell office:value-type="string" calcext:value-type="string">
            <text:p>Juda:Judas:Judas_not_Iscari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  <table:table-cell office:value-type="string" calcext:value-type="string">
            <text:p>ju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no,not: straight: h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le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small,few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  <table:table-cell office:value-type="string" calcext:value-type="string">
            <text:p>destroy:destr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  <table:table-cell office:value-type="string" calcext:value-type="string">
            <text:p>ty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  <table:table-cell office:value-type="string" calcext:value-type="string">
            <text:p>kind_n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lord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  <table:table-cell office:value-type="string" calcext:value-type="string">
            <text:p>c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  <table:table-cell office:value-type="string" calcext:value-type="string">
            <text:p>kn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 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  <table:table-cell office:value-type="string" calcext:value-type="string">
            <text:p>earth:gr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rown,king,ruler,lord,master: chair,sit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hair: face: village: many: neighbor: house: near</text:p>
          </table:table-cell>
          <table:table-cell office:value-type="string" calcext:value-type="string">
            <text:p>lots: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  <table:table-cell office:value-type="string" calcext:value-type="string">
            <text:p>l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</text:p>
          </table:table-cell>
          <table:table-cell office:value-type="string" calcext:value-type="string">
            <text:p>la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lawful:command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mouth,speak,said: crown,ruler,king,lord</text:p>
          </table:table-cell>
          <table:table-cell office:value-type="string" calcext:value-type="string">
            <text:p>commandment:la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sin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lie:deceive:deception: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  <table:table-cell office:value-type="string" calcext:value-type="string">
            <text:p>manage:l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  <table:table-cell office:value-type="string" calcext:value-type="string">
            <text:p>ju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read:boo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small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  <table:table-cell office:value-type="string" calcext:value-type="string">
            <text:p>come_out:de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ver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st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with: equal,sam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evite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yst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P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  <table:table-cell office:value-type="string" calcext:value-type="string">
            <text:p>deceive:deception:false:lead_ast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live:al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no,not: all,whole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  <table:table-cell office:value-type="string" calcext:value-type="string">
            <text:p>alive:lif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  <table:table-cell office:value-type="string" calcext:value-type="string">
            <text:p>br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pat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  <table:table-cell office:value-type="string" calcext:value-type="string">
            <text:p>Apel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no,not: good : search: 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ts:Las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(things)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asea: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  <table:table-cell office:value-type="string" calcext:value-type="string">
            <text:p>compa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  <table:table-cell office:value-type="string" calcext:value-type="string">
            <text:p>go_d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no,not: wild: 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sensua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  <table:table-cell office:value-type="string" calcext:value-type="string">
            <text:p>Lev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Up: many,muc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yes,corr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  <table:table-cell office:value-type="string" calcext:value-type="string">
            <text:p>cre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  <table:table-cell office:value-type="string" calcext:value-type="string">
            <text:p>lead:l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u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no,not: kill,destroy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crown,ruler,king,lord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_Mother_of_Jes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  <table:table-cell office:value-type="string" calcext:value-type="string">
            <text:p>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ruler:king:lo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o4</text:p>
          </table:table-cell>
          <table:table-cell office:value-type="string" calcext:value-type="string">
            <text:p>Man: gif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  <table:table-cell office:value-type="string" calcext:value-type="string">
            <text:p>b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  <table:table-cell office:value-type="string" calcext:value-type="string">
            <text:p>ri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  <table:table-cell office:value-type="string" calcext:value-type="string">
            <text:p>eat:foo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 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no,not: goo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  <table:table-cell office:value-type="string" calcext:value-type="string">
            <text:p>story:news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mouth,said,speak: near: person</text:p>
          </table:table-cell>
          <table:table-cell office:value-type="string" calcext:value-type="string">
            <text:p>Ch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person: crown,ruler,king,lord,mas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,fight,battl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face</text:p>
          </table:table-cell>
          <table:table-cell office:value-type="string" calcext:value-type="string">
            <text:p>thought:think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number-columns-repeated="2"/>
          <table:table-cell office:value-type="string" calcext:value-type="string">
            <text:p>ours:my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silence,quiet: mouth,said,speak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w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n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fruit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Sleep,rest,lie_down: love,compassio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  <table:table-cell office:value-type="string" calcext:value-type="string">
            <text:p>ma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crow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ours:mine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good: eye,se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  <table:table-cell office:value-type="string" calcext:value-type="string">
            <text:p>Nathani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  <table:table-cell office:value-type="string" calcext:value-type="string">
            <text:p>Nath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  <table:table-cell office:value-type="string" calcext:value-type="string">
            <text:p>cl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  <table:table-cell office:value-type="string" calcext:value-type="string">
            <text:p>have_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  <table:table-cell office:value-type="string" calcext:value-type="string">
            <text:p>anot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love,compassion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  <table:table-cell office:value-type="string" calcext:value-type="string">
            <text:p>mo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land,ground,earth: person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s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sme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  <table:table-cell office:value-type="string" calcext:value-type="string">
            <text:p>immediate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  <table:table-cell office:value-type="string" calcext:value-type="string">
            <text:p>obed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s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_top_o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phor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money,wealth,wealthy: many,much</text:p>
          </table:table-cell>
          <table:table-cell office:value-type="string" calcext:value-type="string">
            <text:p>Onesim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  <table:table-cell office:value-type="string" calcext:value-type="string">
            <text:p>al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  <table:table-cell office:value-type="string" calcext:value-type="string">
            <text:p>again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  <table:table-cell office:value-type="string" calcext:value-type="string">
            <text:p>priority:impor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th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number-columns-repeated="2"/>
          <table:table-cell office:value-type="string" calcext:value-type="string">
            <text:p>ours:mine:m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office:value-type="string" calcext:value-type="string">
            <text:p>mine:my: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  <table:table-cell office:value-type="string" calcext:value-type="string">
            <text:p>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  <table:table-cell office:value-type="string" calcext:value-type="string">
            <text:p>abo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  <table:table-cell office:value-type="string" calcext:value-type="string">
            <text:p>hu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abric,clothing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  <table:table-cell office:value-type="string" calcext:value-type="string">
            <text:p>story:message:news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s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fabric,clothing: mouth,said,speak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  <table:table-cell office:value-type="string" calcext:value-type="string">
            <text:p>festiv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throu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no,not: food,eat,meal: mouth,said,speak: thing: destroy,kill: knife,cu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righteous,righteousness: good: work,do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patient:longsuff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  <table:table-cell office:value-type="string" calcext:value-type="string">
            <text:p>longsuffering:pati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  <table:table-cell office:value-type="string" calcext:value-type="string">
            <text:p>Equals,same: work,do</text:p>
          </table:table-cell>
          <table:table-cell office:value-type="string" calcext:value-type="string">
            <text:p>exam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wri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  <table:table-cell office:value-type="string" calcext:value-type="string">
            <text:p>Pente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  <table:table-cell office:value-type="string" calcext:value-type="string">
            <text:p>comple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  <table:table-cell office:value-type="string" calcext:value-type="string">
            <text:p>fragr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Few,small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  <table:table-cell office:value-type="string" calcext:value-type="string">
            <text:p>permit:al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  <table:table-cell office:value-type="string" calcext:value-type="string">
            <text:p>allow:permi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tribulation:persec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slave: thing: person: land,ground,earth: 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man: few,small; village: many,much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mouth,said,speak,confessio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o4</text:p>
          </table:table-cell>
          <table:table-cell office:value-type="string" calcext:value-type="string">
            <text:p>person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sad,grie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dry: no,not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Big: knife,cut: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  <table:table-cell office:value-type="string" calcext:value-type="string">
            <text:p>cush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walk: happy,jo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  <table:table-cell office:value-type="string" calcext:value-type="string">
            <text:p>pl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  <table:table-cell office:value-type="string" calcext:value-type="string">
            <text:p>ability:c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worship:dignify:exa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  <table:table-cell office:value-type="string" calcext:value-type="string">
            <text:p>pr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ook,learn,read: cross</text:p>
          </table:table-cell>
          <table:table-cell office:value-type="string" calcext:value-type="string">
            <text:p>pr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ackward: thing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hing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  <table:table-cell office:value-type="string" calcext:value-type="string">
            <text:p>victory:trium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  <table:table-cell office:value-type="string" calcext:value-type="string">
            <text:p>proud:bo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  <table:table-cell office:value-type="string" calcext:value-type="string">
            <text:p>important:or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walk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  <table:table-cell office:value-type="string" calcext:value-type="string">
            <text:p>govern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no,not: good: woman</text:p>
          </table:table-cell>
          <table:table-cell office:value-type="string" calcext:value-type="string">
            <text:p>harl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  <table:table-cell office:value-type="string" calcext:value-type="string">
            <text:p>boast:pr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  <table:table-cell office:value-type="string" calcext:value-type="string">
            <text:p>song: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man: love,compassion: war,fight,batt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no,not; afraid,fear: mouth,said,speak,confession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  <table:table-cell office:value-type="string" calcext:value-type="string">
            <text:p>cl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  <table:table-cell office:value-type="string" calcext:value-type="string">
            <text:p>Liby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  <table:table-cell office:value-type="string" calcext:value-type="string">
            <text:p>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  <table:table-cell office:value-type="string" calcext:value-type="string">
            <text:p>sile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governor: small,few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  <table:table-cell office:value-type="string" calcext:value-type="string">
            <text:p>book:lea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therefore:because:purp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: work,do</text:p>
          </table:table-cell>
          <table:table-cell office:value-type="string" calcext:value-type="string">
            <text:p>reject:disobedience:disob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  <table:table-cell office:value-type="string" calcext:value-type="string">
            <text:p>g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  <table:table-cell office:value-type="string" calcext:value-type="string">
            <text:p>counted:cred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ople: straight: love,compassion: fri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,wealthy</text:p>
          </table:table-cell>
          <table:table-cell office:value-type="string" calcext:value-type="string">
            <text:p>redem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free,freedom: money,wealth.wealthy</text:p>
          </table:table-cell>
          <table:table-cell office:value-type="string" calcext:value-type="string">
            <text:p>rede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mouth,said,speak,confession: work,do</text:p>
          </table:table-cell>
          <table:table-cell office:value-type="string" calcext:value-type="string">
            <text:p>disobedience:disobey:rebell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  <table:table-cell office:value-type="string" calcext:value-type="string">
            <text:p>fami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s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st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times:contin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an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  <table:table-cell office:value-type="string" calcext:value-type="string">
            <text:p>re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  <table:table-cell office:value-type="string" calcext:value-type="string">
            <text:p>story:message:news:par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s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sleep:lie_dow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  <table:table-cell office:value-type="string" calcext:value-type="string">
            <text:p>resurr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show:app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vengeance:a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  <table:table-cell office:value-type="string" calcext:value-type="string">
            <text:p>accuse:critic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mouth,said,speak: !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  <table:table-cell office:value-type="string" calcext:value-type="string">
            <text:p>saint:god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  <table:table-cell office:value-type="string" calcext:value-type="string">
            <text:p>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  <table:table-cell office:value-type="string" calcext:value-type="string">
            <text:p>ma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  <table:table-cell office:value-type="string" calcext:value-type="string">
            <text:p>grow:grow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stre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way:pa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thie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big: knif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no,not: smooth: goo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  <table:table-cell office:value-type="string" calcext:value-type="string">
            <text:p>king:lord: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,day: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han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  <table:table-cell office:value-type="string" calcext:value-type="string">
            <text:p>grie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outh,said,speak: no,not: 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speak:confession:mou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  <table:table-cell office:value-type="string" calcext:value-type="string">
            <text:p>godly:righteous_per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love,compassion; rest,lie_down,sleep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eye,see: tow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eye,see: towe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  <table:table-cell office:value-type="string" calcext:value-type="string">
            <text:p>equ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No,not: water,wet: dirt,soil: land,ground,earth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</text:p>
          </table:table-cell>
          <table:table-cell office:value-type="string" calcext:value-type="string">
            <text:p>Beelzeb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  <table:table-cell office:value-type="string" calcext:value-type="string">
            <text:p>resc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very: help: straight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writer:auth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Word_of_God:B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  <table:table-cell office:value-type="string" calcext:value-type="string">
            <text:p>oc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  <table:table-cell office:value-type="string" calcext:value-type="string">
            <text:p>s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  <table:table-cell office:value-type="string" calcext:value-type="string">
            <text:p>whis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  <table:table-cell office:value-type="string" calcext:value-type="string">
            <text:p>relig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  <table:table-cell office:value-type="string" calcext:value-type="string">
            <text:p>ey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sexual_desire:lu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  <table:table-cell office:value-type="string" calcext:value-type="string">
            <text:p>split:divide:di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  <table:table-cell office:value-type="string" calcext:value-type="string">
            <text:p>deac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no,not: good: eye,see</text:p>
          </table:table-cell>
          <table:table-cell office:value-type="string" calcext:value-type="string">
            <text:p>lust:sensual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no,not: good: me,i</text:p>
          </table:table-cell>
          <table:table-cell office:value-type="string" calcext:value-type="string">
            <text:p>humili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.: neck: fac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sleep,rest,lie_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mouth,said,speak: me,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love,compassion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  <table:table-cell office:value-type="string" calcext:value-type="string">
            <text:p>appear:reve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  <table:table-cell office:value-type="string" calcext:value-type="string">
            <text:p>dise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  <table:table-cell office:value-type="string" calcext:value-type="string">
            <text:p>qui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Hand:forward,to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Sime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  <table:table-cell office:value-type="string" calcext:value-type="string">
            <text:p>Ceph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ighteousness: good: work,do</text:p>
          </table:table-cell>
          <table:table-cell office:value-type="string" calcext:value-type="string">
            <text:p>unrighteousness:lawlessness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no,not: righteous,roghteousness: good: work,do</text:p>
          </table:table-cell>
          <table:table-cell office:value-type="string" calcext:value-type="string">
            <text:p>unrighteousness:lawlessness:sin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song:Psal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no,not: righteous,righteousness: good: person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  <table:table-cell office:value-type="string" calcext:value-type="string">
            <text:p>cha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  <table:table-cell office:value-type="string" calcext:value-type="string">
            <text:p>lie_down:r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  <table:table-cell office:value-type="string" calcext:value-type="string">
            <text:p>f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  <table:table-cell office:value-type="string" calcext:value-type="string">
            <text:p>lea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  <table:table-cell office:value-type="string" calcext:value-type="string">
            <text:p>no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  <table:table-cell office:value-type="string" calcext:value-type="string">
            <text:p>dirt:ground_so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  <table:table-cell office:value-type="string" calcext:value-type="string">
            <text:p>foreigner:gen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  <table:table-cell office:value-type="string" calcext:value-type="string">
            <text:p>pa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</text:p>
          </table:table-cell>
          <table:table-cell office:value-type="string" calcext:value-type="string">
            <text:p>Psalm: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  <table:table-cell office:value-type="string" calcext:value-type="string">
            <text:p>Sosip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table:style-name="ce12" office:value-type="string" calcext:value-type="string">
            <text:p>man: go,travel,trip,journey: with: equal,same: people</text:p>
          </table:table-cell>
          <table:table-cell office:value-type="string" calcext:value-type="string">
            <text:p>Sop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  <table:table-cell office:value-type="string" calcext:value-type="string">
            <text:p>no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to_p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  <table:table-cell office:value-type="string" calcext:value-type="string">
            <text:p>farm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direction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  <table:table-cell office:value-type="string" calcext:value-type="string">
            <text:p>confession:mouth:sa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  <table:table-cell office:value-type="string" calcext:value-type="string">
            <text:p>bu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  <table:table-cell office:value-type="string" calcext:value-type="string">
            <text:p>divide:division:separa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  <table:table-cell office:value-type="string" calcext:value-type="string">
            <text:p>blem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  <table:table-cell office:value-type="string" calcext:value-type="string">
            <text:p>beginn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  <table:table-cell office:value-type="string" calcext:value-type="string">
            <text:p>rem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  <table:table-cell office:value-type="string" calcext:value-type="string">
            <text:p>har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read,learn: mouth,said,speak</text:p>
          </table:table-cell>
          <table:table-cell office:value-type="string" calcext:value-type="string">
            <text:p>message:news:parable:re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no,not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no,not: good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  <table:table-cell office:value-type="string" calcext:value-type="string">
            <text:p>suff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  <table:table-cell office:value-type="string" calcext:value-type="string">
            <text:p>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  <table:table-cell office:value-type="string" calcext:value-type="string">
            <text:p>t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  <table:table-cell office:value-type="string" calcext:value-type="string">
            <text:p>bring: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  <table:table-cell office:value-type="string" calcext:value-type="string">
            <text:p>tea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no,not: good: desire,like,want: love,compassion: heart</text:p>
          </table:table-cell>
          <table:table-cell office:value-type="string" calcext:value-type="string">
            <text:p>temp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  <table:table-cell office:value-type="string" calcext:value-type="string">
            <text:p>tabernac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no,not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witn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gift: hand: love,compassion</text:p>
          </table:table-cell>
          <table:table-cell office:value-type="string" calcext:value-type="string">
            <text:p>grateful:gratitu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  <table:table-cell office:value-type="string" calcext:value-type="string">
            <text:p>ot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  <table:table-cell office:value-type="string" calcext:value-type="string">
            <text:p>because:purpose:reas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no,not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  <table:table-cell office:value-type="string" calcext:value-type="string">
            <text:p>th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no,not: good</text:p>
          </table:table-cell>
          <table:table-cell office:value-type="string" calcext:value-type="string">
            <text:p>rob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thought:mind:think:think_opin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  <table:table-cell office:value-type="string" calcext:value-type="string">
            <text:p>thir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  <table:table-cell office:value-type="string" calcext:value-type="string">
            <text:p>mind:think:think_opinion:think_won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house: split,divide,division,separate: grain,whe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  <table:table-cell office:value-type="string" calcext:value-type="string">
            <text:p>p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  <table:table-cell office:value-type="string" calcext:value-type="string">
            <text:p>kno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wh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  <table:table-cell office:value-type="string" calcext:value-type="string">
            <text:p>continue:repe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goo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appy,joy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  <table:table-cell office:value-type="string" calcext:value-type="string">
            <text:p>forw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  <table:table-cell office:value-type="string" calcext:value-type="string">
            <text:p>clot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  <table:table-cell office:value-type="string" calcext:value-type="string">
            <text:p>s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  <table:table-cell office:value-type="string" calcext:value-type="string">
            <text:p>gathered_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  <table:table-cell office:value-type="string" calcext:value-type="string">
            <text:p>gathered_th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  <table:table-cell office:value-type="string" calcext:value-type="string">
            <text:p>gr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  <table:table-cell office:value-type="string" calcext:value-type="string">
            <text:p>transfigu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trip:go:journ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wood:pl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: land,ground,earth: church,temple</text:p>
          </table:table-cell>
          <table:table-cell office:value-type="string" calcext:value-type="string">
            <text:p>ca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  <table:table-cell office:value-type="string" calcext:value-type="string">
            <text:p>persecute:persec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  <table:table-cell office:value-type="string" calcext:value-type="string">
            <text:p>go:journey:trav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victory:prev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  <table:table-cell table:style-name="ce10" office:value-type="boolean" office:boolean-value="true" calcext:value-type="boolean">
            <text:p>TR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  <table:table-cell office:value-type="string" calcext:value-type="string">
            <text:p>cha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good: many,mu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  <table:table-cell office:value-type="string" calcext:value-type="string">
            <text:p>kind_s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;house;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  <table:table-cell office:value-type="string" calcext:value-type="string">
            <text:p>doub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  <table:table-cell office:value-type="string" calcext:value-type="string">
            <text:p>underst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unrighteousness:lawlessness:sin:sin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good: work,do</text:p>
          </table:table-cell>
          <table:table-cell office:value-type="string" calcext:value-type="string">
            <text:p>lawlessness:sin:sinful:unright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see,eye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w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  <table:table-cell office:value-type="string" calcext:value-type="string">
            <text:p>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  <table:table-cell office:value-type="string" calcext:value-type="string">
            <text:p>fut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wo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  <table:table-cell office:value-type="string" calcext:value-type="string">
            <text:p>avenge:reve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  <table:table-cell office:value-type="string" calcext:value-type="string">
            <text:p>prevail:triump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  <table:table-cell office:value-type="string" calcext:value-type="string">
            <text:p>drea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  <table:table-cell office:value-type="string" calcext:value-type="string">
            <text:p>co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will:desire:lik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  <table:table-cell office:value-type="string" calcext:value-type="string">
            <text:p>battle:f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  <table:table-cell office:value-type="string" calcext:value-type="string">
            <text:p>car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  <table:table-cell office:value-type="string" calcext:value-type="string">
            <text:p>path:ro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  <table:table-cell office:value-type="string" calcext:value-type="string">
            <text:p>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wealthy:mon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  <table:table-cell office:value-type="string" calcext:value-type="string">
            <text:p>money:weal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  <table:table-cell office:value-type="string" calcext:value-type="string">
            <text:p>weig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  <table:table-cell office:value-type="string" calcext:value-type="string">
            <text:p>gra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  <table:table-cell office:value-type="string" calcext:value-type="string">
            <text:p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  <table:table-cell office:value-type="string" calcext:value-type="string">
            <text:p>secr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  <table:table-cell office:value-type="string" calcext:value-type="string">
            <text:p>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plit,divide,division,separate: meas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rest,sleep,lie down: love,compa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  <table:table-cell office:value-type="string" calcext:value-type="string">
            <text:p>dese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  <table:table-cell office:value-type="string" calcext:value-type="string">
            <text:p>desire:like:w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w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  <table:table-cell office:value-type="string" calcext:value-type="string">
            <text:p>wisd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book,read,learn: mouth,said,speak: beginning,start</text:p>
          </table:table-cell>
          <table:table-cell office:value-type="string" calcext:value-type="string">
            <text:p>testimon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  <table:table-cell office:value-type="string" calcext:value-type="string">
            <text:p>plant: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  <table:table-cell office:value-type="string" calcext:value-type="string">
            <text:p>Bible:Scrip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  <table:table-cell office:value-type="string" calcext:value-type="string">
            <text:p>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plant,tree,w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  <table:table-cell office:value-type="string" calcext:value-type="string">
            <text:p>afraid:f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no,not: good: ma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  <table:table-cell office:value-type="string" calcext:value-type="string">
            <text:p>dignify:exalt:pra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worthy: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  <table:table-cell office:value-type="string" calcext:value-type="string">
            <text:p>value:wor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  <table:table-cell office:value-type="string" calcext:value-type="string">
            <text:p>p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  <table:table-cell office:value-type="string" calcext:value-type="string">
            <text:p>author:scri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rr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sad,grieve: work,d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storm: see,ey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bad: no,not: good: spirit: person</text:p>
          </table:table-cell>
          <table:table-cell table:number-columns-repeated="1020"/>
        </table:table-row>
        <table:table-row table:style-name="ro1" table:number-rows-repeated="10469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Translators Dictionary Sun 7_21 on5_9_2019(xref)'.A1:'Translators Dictionary Sun 7_21 on5_9_2019(xref)'.E16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7.21" svg:font-family="SUN7.21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07:18:24.3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19-08-10T07:18:43.216000000</dc:date>
    <meta:editing-duration>PT47M35S</meta:editing-duration>
    <meta:editing-cycles>12</meta:editing-cycles>
    <meta:document-statistic meta:table-count="1" meta:cell-count="6960" meta:object-count="0"/>
  </office:meta>
</office:document-meta>
</file>